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instance-tra-373-1000res--1folds-0.001ridge-200w2vdim-17-09_01:2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9326001070565" calcext:value-type="float">
            <text:p>0.4193260011</text:p>
          </table:table-cell>
          <table:table-cell office:value-type="float" office:value="0.211939794065824" calcext:value-type="float">
            <text:p>0.2119397941</text:p>
          </table:table-cell>
          <table:table-cell office:value-type="float" office:value="0.149865951742627" calcext:value-type="float">
            <text:p>0.1498659517</text:p>
          </table:table-cell>
          <table:table-cell office:value-type="float" office:value="0.225102955082201" calcext:value-type="float">
            <text:p>0.2251029551</text:p>
          </table:table-cell>
          <table:table-cell office:value-type="float" office:value="0.42627345844504" calcext:value-type="float">
            <text:p>0.4262734584</text:p>
          </table:table-cell>
          <table:table-cell office:value-type="float" office:value="0.49453452566059" calcext:value-type="float">
            <text:p>0.494534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0467445646479" calcext:value-type="float">
            <text:p>0.4304674456</text:p>
          </table:table-cell>
          <table:table-cell office:value-type="float" office:value="0.26114540585912" calcext:value-type="float">
            <text:p>0.2611454059</text:p>
          </table:table-cell>
          <table:table-cell office:value-type="float" office:value="0.160120643431635" calcext:value-type="float">
            <text:p>0.1601206434</text:p>
          </table:table-cell>
          <table:table-cell office:value-type="float" office:value="0.238868519976969" calcext:value-type="float">
            <text:p>0.23886852</text:p>
          </table:table-cell>
          <table:table-cell office:value-type="float" office:value="0.42627345844504" calcext:value-type="float">
            <text:p>0.4262734584</text:p>
          </table:table-cell>
          <table:table-cell office:value-type="float" office:value="0.49453452566059" calcext:value-type="float">
            <text:p>0.4945345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0217338731619" calcext:value-type="float">
            <text:p>0.4202173387</text:p>
          </table:table-cell>
          <table:table-cell office:value-type="float" office:value="0.228652041431472" calcext:value-type="float">
            <text:p>0.2286520414</text:p>
          </table:table-cell>
          <table:table-cell office:value-type="float" office:value="0.145665773011618" calcext:value-type="float">
            <text:p>0.145665773</text:p>
          </table:table-cell>
          <table:table-cell office:value-type="float" office:value="0.229532711639618" calcext:value-type="float">
            <text:p>0.2295327116</text:p>
          </table:table-cell>
          <table:table-cell office:value-type="float" office:value="0.407506702412869" calcext:value-type="float">
            <text:p>0.4075067024</text:p>
          </table:table-cell>
          <table:table-cell office:value-type="float" office:value="0.491370522011097" calcext:value-type="float">
            <text:p>0.491370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5323702129904" calcext:value-type="float">
            <text:p>0.4253237021</text:p>
          </table:table-cell>
          <table:table-cell office:value-type="float" office:value="0.239057514891851" calcext:value-type="float">
            <text:p>0.2390575149</text:p>
          </table:table-cell>
          <table:table-cell office:value-type="float" office:value="0.145040214477212" calcext:value-type="float">
            <text:p>0.1450402145</text:p>
          </table:table-cell>
          <table:table-cell office:value-type="float" office:value="0.229022263917696" calcext:value-type="float">
            <text:p>0.2290222639</text:p>
          </table:table-cell>
          <table:table-cell office:value-type="float" office:value="0.410187667560322" calcext:value-type="float">
            <text:p>0.4101876676</text:p>
          </table:table-cell>
          <table:table-cell office:value-type="float" office:value="0.491867609160986" calcext:value-type="float">
            <text:p>0.4918676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1762797570386" calcext:value-type="float">
            <text:p>0.4217627976</text:p>
          </table:table-cell>
          <table:table-cell office:value-type="float" office:value="0.227526808173294" calcext:value-type="float">
            <text:p>0.2275268082</text:p>
          </table:table-cell>
          <table:table-cell office:value-type="float" office:value="0.153686327077748" calcext:value-type="float">
            <text:p>0.1536863271</text:p>
          </table:table-cell>
          <table:table-cell office:value-type="float" office:value="0.230161647294112" calcext:value-type="float">
            <text:p>0.2301616473</text:p>
          </table:table-cell>
          <table:table-cell office:value-type="float" office:value="0.42627345844504" calcext:value-type="float">
            <text:p>0.4262734584</text:p>
          </table:table-cell>
          <table:table-cell office:value-type="float" office:value="0.49453452566059" calcext:value-type="float">
            <text:p>0.4945345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3807063606724" calcext:value-type="float">
            <text:p>0.4238070636</text:p>
          </table:table-cell>
          <table:table-cell office:value-type="float" office:value="0.233582872485056" calcext:value-type="float">
            <text:p>0.2335828725</text:p>
          </table:table-cell>
          <table:table-cell office:value-type="float" office:value="0.145822162645219" calcext:value-type="float">
            <text:p>0.1458221626</text:p>
          </table:table-cell>
          <table:table-cell office:value-type="float" office:value="0.232573786633625" calcext:value-type="float">
            <text:p>0.2325737866</text:p>
          </table:table-cell>
          <table:table-cell office:value-type="float" office:value="0.39142091152815" calcext:value-type="float">
            <text:p>0.3914209115</text:p>
          </table:table-cell>
          <table:table-cell office:value-type="float" office:value="0.488068214030193" calcext:value-type="float">
            <text:p>0.488068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0621017301579" calcext:value-type="float">
            <text:p>0.4206210173</text:p>
          </table:table-cell>
          <table:table-cell office:value-type="float" office:value="0.216742270144803" calcext:value-type="float">
            <text:p>0.2167422701</text:p>
          </table:table-cell>
          <table:table-cell office:value-type="float" office:value="0.161036639857015" calcext:value-type="float">
            <text:p>0.1610366399</text:p>
          </table:table-cell>
          <table:table-cell office:value-type="float" office:value="0.247461700002075" calcext:value-type="float">
            <text:p>0.2474617</text:p>
          </table:table-cell>
          <table:table-cell office:value-type="float" office:value="0.431635388739946" calcext:value-type="float">
            <text:p>0.4316353887</text:p>
          </table:table-cell>
          <table:table-cell office:value-type="float" office:value="0.495304229668253" calcext:value-type="float">
            <text:p>0.4953042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7585954298574" calcext:value-type="float">
            <text:p>0.4175859543</text:p>
          </table:table-cell>
          <table:table-cell office:value-type="float" office:value="0.220710802628657" calcext:value-type="float">
            <text:p>0.2207108026</text:p>
          </table:table-cell>
          <table:table-cell office:value-type="float" office:value="0.142582663092046" calcext:value-type="float">
            <text:p>0.1425826631</text:p>
          </table:table-cell>
          <table:table-cell office:value-type="float" office:value="0.225375143726826" calcext:value-type="float">
            <text:p>0.2253751437</text:p>
          </table:table-cell>
          <table:table-cell office:value-type="float" office:value="0.407506702412869" calcext:value-type="float">
            <text:p>0.4075067024</text:p>
          </table:table-cell>
          <table:table-cell office:value-type="float" office:value="0.491370522011097" calcext:value-type="float">
            <text:p>0.4913705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0884147002756" calcext:value-type="float">
            <text:p>0.420884147</text:p>
          </table:table-cell>
          <table:table-cell office:value-type="float" office:value="0.223146241340521" calcext:value-type="float">
            <text:p>0.2231462413</text:p>
          </table:table-cell>
          <table:table-cell office:value-type="float" office:value="0.155630026809651" calcext:value-type="float">
            <text:p>0.1556300268</text:p>
          </table:table-cell>
          <table:table-cell office:value-type="float" office:value="0.242507530688555" calcext:value-type="float">
            <text:p>0.2425075307</text:p>
          </table:table-cell>
          <table:table-cell office:value-type="float" office:value="0.418230563002681" calcext:value-type="float">
            <text:p>0.418230563</text:p>
          </table:table-cell>
          <table:table-cell office:value-type="float" office:value="0.493268445345069" calcext:value-type="float">
            <text:p>0.49326844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5144341828255" calcext:value-type="float">
            <text:p>0.4151443418</text:p>
          </table:table-cell>
          <table:table-cell office:value-type="float" office:value="0.218894652101009" calcext:value-type="float">
            <text:p>0.2188946521</text:p>
          </table:table-cell>
          <table:table-cell office:value-type="float" office:value="0.140393208221626" calcext:value-type="float">
            <text:p>0.1403932082</text:p>
          </table:table-cell>
          <table:table-cell office:value-type="float" office:value="0.226475193115181" calcext:value-type="float">
            <text:p>0.2264751931</text:p>
          </table:table-cell>
          <table:table-cell office:value-type="float" office:value="0.386058981233244" calcext:value-type="float">
            <text:p>0.3860589812</text:p>
          </table:table-cell>
          <table:table-cell office:value-type="float" office:value="0.486844373740104" calcext:value-type="float">
            <text:p>0.48684437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421513980918684" calcext:value-type="float">
            <text:p>0.4215139809</text:p>
          </table:table-cell>
          <table:table-cell/>
          <table:table-cell table:formula="of:=AVERAGE([.D2:.D11])" office:value-type="float" office:value="0.14998436103664" calcext:value-type="float">
            <text:p>0.149984361</text:p>
          </table:table-cell>
          <table:table-cell/>
          <table:table-cell table:formula="of:=AVERAGE([.F2:.F11])" office:value-type="float" office:value="0.41313672922252" calcext:value-type="float">
            <text:p>0.413136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426436071944915" calcext:value-type="float">
            <text:p>0.0042643607</text:p>
          </table:table-cell>
          <table:table-cell/>
          <table:table-cell table:formula="of:=STDEV([.D2:.D11])" office:value-type="float" office:value="0.00728532185844212" calcext:value-type="float">
            <text:p>0.0072853219</text:p>
          </table:table-cell>
          <table:table-cell/>
          <table:table-cell table:formula="of:=STDEV([.F2:.F11])" office:value-type="float" office:value="0.0155017599476357" calcext:value-type="float">
            <text:p>0.01550175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1:24:55.868847788</dc:date>
    <dc:creator>Surender Kumar</dc:creator>
    <meta:editing-duration>PT49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